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JetBrains Mono" svg:font-family="'JetBrains Mono'" style:font-family-generic="modern" style:font-pitch="fixed"/>
    <style:font-face style:name="JetBrains Mono ExtraBold" svg:font-family="'JetBrains Mono ExtraBold'" style:font-family-generic="modern" style:font-pitch="fixed"/>
    <style:font-face style:name="JetBrains Mono ExtraBold1" svg:font-family="'JetBrains Mono ExtraBold'" style:font-family-generic="moder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cm" draw:fill-color="#0072bc" draw:textarea-horizontal-align="justify" draw:textarea-vertical-align="middle" draw:auto-grow-height="false" fo:min-height="7.75cm" fo:min-width="8.25cm"/>
    </style:style>
    <style:style style:name="P1" style:family="paragraph">
      <loext:graphic-properties draw:fill-color="#0072bc"/>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polygon draw:style-name="gr1" draw:text-style-name="P1" draw:layer="layout" svg:width="9.999cm" svg:height="9.999cm" svg:x="0cm" svg:y="0cm" svg:viewBox="0 0 10000 10000" draw:points="10000,5001 9996,6652 9985,7179 9965,7559 9937,7866 9901,8126 9858,8353 9805,8554 9743,8733 9673,8896 9594,9042 9505,9176 9406,9297 9297,9406 9176,9505 9042,9594 8896,9673 8733,9743 8554,9805 8353,9858 8126,9901 7866,9937 7559,9965 7179,9985 6652,9996 5005,10000 3348,9996 2821,9985 2441,9965 2134,9937 1874,9901 1647,9858 1446,9805 1267,9743 1104,9673 958,9594 824,9505 703,9406 594,9297 495,9176 406,9042 327,8896 257,8733 195,8554 142,8353 99,8126 63,7866 35,7559 15,7179 4,6652 0,5005 4,3348 15,2821 35,2441 63,2134 99,1874 142,1647 195,1446 257,1267 327,1104 406,958 495,824 594,703 703,594 824,495 958,406 1104,327 1267,257 1446,195 1647,142 1874,99 2134,63 2441,35 2821,15 3348,4 4995,0 6652,4 7179,15 7559,35 7866,63 8126,99 8353,142 8554,195 8733,257 8896,327 9042,406 9176,495 9297,594 9406,703 9505,824 9594,958 9673,1104 9743,1267 9805,1446 9858,1647 9901,1874 9937,2134 9965,2441 9985,2821 9996,3348 10000,4994">
          <text:p/>
        </draw:polygon>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JetBrains Mono" svg:font-family="'JetBrains Mono'" style:font-family-generic="modern" style:font-pitch="fixed"/>
    <style:font-face style:name="JetBrains Mono ExtraBold" svg:font-family="'JetBrains Mono ExtraBold'" style:font-family-generic="modern" style:font-pitch="fixed"/>
    <style:font-face style:name="JetBrains Mono ExtraBold1" svg:font-family="'JetBrains Mono ExtraBold'" style:font-family-generic="moder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loext:color-lum-mod="100%" loext:color-lum-off="0%"/>
    </style:style>
    <style:style style:name="Filled_20_Green" style:display-name="Filled Green" style:family="graphic" style:parent-style-name="Filled">
      <style:graphic-properties draw:fill-gradient-name="Заливка_20_зелёным"/>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loext:color-lum-mod="100%" loext:color-lum-off="0%"/>
    </style:style>
    <style:style style:name="Filled_20_Yellow" style:display-name="Filled Yellow" style:family="graphic" style:parent-style-name="Filled">
      <style:graphic-properties draw:fill-gradient-name="Заливка_20_жёлтым"/>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04-22T19:22:59.517000000</dc:date>
    <meta:editing-duration>PT40M42S</meta:editing-duration>
    <meta:editing-cycles>15</meta:editing-cycles>
    <meta:generator>LibreOffice/7.5.0.3$Windows_X86_64 LibreOffice_project/c21113d003cd3efa8c53188764377a8272d9d6de</meta:generator>
    <meta:document-statistic meta:object-count="1"/>
  </office:meta>
</office:document-meta>
</file>